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23699613068472" table:style-name="ce1">
            <text:p>1.092369961</text:p>
          </table:table-cell>
          <table:table-cell office:value-type="float" office:value="1.0455813429716453E-2" table:style-name="ce1">
            <text:p>0.01045581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83979051868149" table:style-name="ce1">
            <text:p>1.098397905</text:p>
          </table:table-cell>
          <table:table-cell office:value-type="float" office:value="2.1451995750471301E-3" table:style-name="ce1">
            <text:p>0.002145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9744170375908" table:style-name="ce1">
            <text:p>1.064974417</text:p>
          </table:table-cell>
          <table:table-cell office:value-type="float" office:value="-3.2493260154124716E-2" table:style-name="ce1">
            <text:p>-0.032493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91573191553894" table:style-name="ce1">
            <text:p>1.069157319</text:p>
          </table:table-cell>
          <table:table-cell office:value-type="float" office:value="-3.3113981887723375E-2" table:style-name="ce1">
            <text:p>-0.03311398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2211634630355" table:style-name="ce1">
            <text:p>1.065221163</text:p>
          </table:table-cell>
          <table:table-cell office:value-type="float" office:value="-3.2928799104389603E-2" table:style-name="ce1">
            <text:p>-0.03292879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6510327917529" table:style-name="ce1">
            <text:p>1.066510328</text:p>
          </table:table-cell>
          <table:table-cell office:value-type="float" office:value="-3.2322135530385689E-2" table:style-name="ce1">
            <text:p>-0.0323221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7412718469566" table:style-name="ce1">
            <text:p>1.065741272</text:p>
          </table:table-cell>
          <table:table-cell office:value-type="float" office:value="-2.6472370162714941E-2" table:style-name="ce1">
            <text:p>-0.026472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6527953141157" table:style-name="ce1">
            <text:p>1.065652795</text:p>
          </table:table-cell>
          <table:table-cell office:value-type="float" office:value="-2.9822218884773172E-2" table:style-name="ce1">
            <text:p>-0.02982221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80157418211456" table:style-name="ce1">
            <text:p>1.068015742</text:p>
          </table:table-cell>
          <table:table-cell office:value-type="float" office:value="-2.8276621478316041E-2" table:style-name="ce1">
            <text:p>-0.0282766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3.5520000000000003E-2" table:style-name="ce1">
            <text:p>0.03552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7.0099999999999997E-3" table:style-name="ce1">
            <text:p>0.0070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8001400069775171" table:style-name="ce1">
            <text:p>2.800140007</text:p>
          </table:table-cell>
          <table:table-cell office:value-type="float" office:value="-14.000740807193026" table:style-name="ce1">
            <text:p>-14.00074081</text:p>
          </table:table-cell>
          <table:table-cell office:value-type="float" office:value="0" table:style-name="ce1">
            <text:p>0</text:p>
          </table:table-cell>
          <table:table-cell office:value-type="float" office:value="1.213E-2" table:style-name="ce1">
            <text:p>0.0121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.8650078353855108" table:style-name="ce1">
            <text:p>2.865007835</text:p>
          </table:table-cell>
          <table:table-cell office:value-type="float" office:value="-9.7465996819746419" table:style-name="ce1">
            <text:p>-9.746599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292368084117005" table:style-name="ce1">
            <text:p>12.292368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.3076521558604384" table:style-name="ce1">
            <text:p>9.307652156</text:p>
          </table:table-cell>
          <table:table-cell office:value-type="float" office:value="-46.53837340193158" table:style-name="ce1">
            <text:p>-46.5383734</text:p>
          </table:table-cell>
          <table:table-cell office:value-type="float" office:value="0" table:style-name="ce1">
            <text:p>0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1197959398782604" table:style-name="ce1">
            <text:p>0.311979594</text:p>
          </table:table-cell>
          <table:table-cell office:value-type="float" office:value="-14.201122585172328" table:style-name="ce1">
            <text:p>-14.20112259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0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999999999999998E-4" table:style-name="ce1">
            <text:p>0.000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0.19" table:style-name="ce1">
            <text:p>0.19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1.06839" table:style-name="ce1">
            <text:p>1.06839</text:p>
          </table:table-cell>
          <table:table-cell office:value-type="float" office:value="0.4" table:style-name="ce1">
            <text:p>0.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120000000000001" table:style-name="ce1">
            <text:p>0.5412</text:p>
          </table:table-cell>
          <table:table-cell office:value-type="float" office:value="7.0739999999999997E-2" table:style-name="ce1">
            <text:p>0.07074</text:p>
          </table:table-cell>
          <table:table-cell office:value-type="float" office:value="0.79" table:style-name="ce1">
            <text:p>0.79</text:p>
          </table:table-cell>
          <table:table-cell office:value-type="float" office:value="-0.27" table:style-name="ce1">
            <text:p>-0.27</text:p>
          </table:table-cell>
          <table:table-cell office:value-type="float" office:value="1.06839" table:style-name="ce1">
            <text:p>1.06839</text:p>
          </table:table-cell>
          <table:table-cell office:value-type="float" office:value="0.72" table:style-name="ce1">
            <text:p>0.7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1881999999999999" table:style-name="ce1">
            <text:p>0.31882</text:p>
          </table:table-cell>
          <table:table-cell office:value-type="float" office:value="4.1680000000000002E-2" table:style-name="ce1">
            <text:p>0.04168</text:p>
          </table:table-cell>
          <table:table-cell office:value-type="float" office:value="0.5" table:style-name="ce1">
            <text:p>0.5</text:p>
          </table:table-cell>
          <table:table-cell office:value-type="float" office:value="-0.1" table:style-name="ce1">
            <text:p>-0.1</text:p>
          </table:table-cell>
          <table:table-cell office:value-type="float" office:value="1.06839" table:style-name="ce1">
            <text:p>1.06839</text:p>
          </table:table-cell>
          <table:table-cell office:value-type="float" office:value="0.78" table:style-name="ce1">
            <text:p>0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1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0.44900000000000007" table:style-name="ce2">
            <text:p>0.4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6.2E-2" table:style-name="ce4">
            <text:p>-0.062</text:p>
          </table:table-cell>
          <table:table-cell office:value-type="float" office:value="-4.2999999999999997E-2" table:style-name="ce2">
            <text:p>-0.0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7200000000000006" table:style-name="ce2">
            <text:p>0.572</text:p>
          </table:table-cell>
          <table:table-cell office:value-type="float" office:value="8.3999999999999991E-2" table:style-name="ce2">
            <text:p>0.0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93099999999999994" table:style-name="ce2">
            <text:p>0.931</text:p>
          </table:table-cell>
          <table:table-cell office:value-type="float" office:value="-0.42399999999999999" table:style-name="ce2">
            <text:p>-0.4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6400000000000006" table:style-name="ce2">
            <text:p>0.564</text:p>
          </table:table-cell>
          <table:table-cell office:value-type="float" office:value="9.4E-2" table:style-name="ce2">
            <text:p>0.0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8899999999999997" table:style-name="ce2">
            <text:p>0.189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-1.0000000000000052E-3" table:style-name="ce2">
            <text:p>-0.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-1.3000000000000001E-2" table:style-name="ce2">
            <text:p>-0.0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8800000000000003" table:style-name="ce1">
            <text:p>0.2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65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4" table:style-name="ce2">
            <text:p>0.254</text:p>
          </table:table-cell>
          <table:table-cell office:value-type="float" office:value="0.80299999999999994" table:style-name="ce2">
            <text:p>0.803</text:p>
          </table:table-cell>
          <table:table-cell office:value-type="float" office:value="0.627" table:style-name="ce2">
            <text:p>0.627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0.315" table:style-name="ce2">
            <text:p>0.315</text:p>
          </table:table-cell>
          <table:table-cell office:value-type="float" office:value="0.67799999999999994" table:style-name="ce2">
            <text:p>0.678</text:p>
          </table:table-cell>
          <table:table-cell office:value-type="float" office:value="-0.10400000000000001" table:style-name="ce2">
            <text:p>-0.104</text:p>
          </table:table-cell>
          <table:table-cell office:value-type="float" office:value="-0.97799999999999998" table:style-name="ce2">
            <text:p>-0.978</text:p>
          </table:table-cell>
          <table:table-cell office:value-type="float" office:value="-1.0090000000000001" table:style-name="ce2">
            <text:p>-1.009</text:p>
          </table:table-cell>
          <table:table-cell office:value-type="float" office:value="-1.401" table:style-name="ce2">
            <text:p>-1.401</text:p>
          </table:table-cell>
          <table:table-cell office:value-type="float" office:value="-1.2030000000000001" table:style-name="ce2">
            <text:p>-1.203</text:p>
          </table:table-cell>
          <table:table-cell office:value-type="float" office:value="-1.375" table:style-name="ce2">
            <text:p>-1.375</text:p>
          </table:table-cell>
          <table:table-cell office:value-type="float" office:value="-1.3009999999999999" table:style-name="ce2">
            <text:p>-1.301</text:p>
          </table:table-cell>
          <table:table-cell office:value-type="float" office:value="-0.86499999999999999" table:style-name="ce2">
            <text:p>-0.865</text:p>
          </table:table-cell>
          <table:table-cell office:value-type="float" office:value="-0.93500000000000005" table:style-name="ce2">
            <text:p>-0.935</text:p>
          </table:table-cell>
          <table:table-cell office:value-type="float" office:value="-0.76" table:style-name="ce2">
            <text:p>-0.76</text:p>
          </table:table-cell>
          <table:table-cell office:value-type="float" office:value="-0.93799999999999994" table:style-name="ce2">
            <text:p>-0.938</text:p>
          </table:table-cell>
          <table:table-cell office:value-type="float" office:value="-1.4590000000000001" table:style-name="ce2">
            <text:p>-1.459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-1.5580000000000001" table:style-name="ce2">
            <text:p>-1.558</text:p>
          </table:table-cell>
          <table:table-cell office:value-type="float" office:value="-1.546" table:style-name="ce2">
            <text:p>-1.546</text:p>
          </table:table-cell>
          <table:table-cell office:value-type="float" office:value="-0.17100000000000001" table:style-name="ce2">
            <text:p>-0.171</text:p>
          </table:table-cell>
          <table:table-cell office:value-type="float" office:value="-0.96499999999999997" table:style-name="ce2">
            <text:p>-0.965</text:p>
          </table:table-cell>
          <table:table-cell office:value-type="float" office:value="-0.71299999999999997" table:style-name="ce2">
            <text:p>-0.713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8.3000000000000004E-2" table:style-name="ce2">
            <text:p>-0.083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0.193" table:style-name="ce2">
            <text:p>0.193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0.23600000000000002" table:style-name="ce2">
            <text:p>0.236</text:p>
          </table:table-cell>
          <table:table-cell office:value-type="float" office:value="-8.5999999999999993E-2" table:style-name="ce2">
            <text:p>-0.086</text:p>
          </table:table-cell>
          <table:table-cell office:value-type="float" office:value="-0.29199999999999998" table:style-name="ce2">
            <text:p>-0.292</text:p>
          </table:table-cell>
          <table:table-cell office:value-type="float" office:value="-8.3000000000000004E-2" table:style-name="ce2">
            <text:p>-0.083</text:p>
          </table:table-cell>
          <table:table-cell office:value-type="float" office:value="-0.14800000000000002" table:style-name="ce2">
            <text:p>-0.148</text:p>
          </table:table-cell>
          <table:table-cell office:value-type="float" office:value="-3.2000000000000001E-2" table:style-name="ce2">
            <text:p>-0.032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-1.3000000000000001E-2" table:style-name="ce2">
            <text:p>-0.013</text:p>
          </table:table-cell>
          <table:table-cell office:value-type="float" office:value="-1.3000000000000001E-2" table:style-name="ce2">
            <text:p>-0.013</text:p>
          </table:table-cell>
          <table:table-cell office:value-type="float" office:value="-0.161" table:style-name="ce2">
            <text:p>-0.161</text:p>
          </table:table-cell>
          <table:table-cell office:value-type="float" office:value="8.3000000000000004E-2" table:style-name="ce2">
            <text:p>0.083</text:p>
          </table:table-cell>
          <table:table-cell office:value-type="float" office:value="-9.4E-2" table:style-name="ce2">
            <text:p>-0.094</text:p>
          </table:table-cell>
          <table:table-cell office:value-type="float" office:value="-0.185" table:style-name="ce2">
            <text:p>-0.185</text:p>
          </table:table-cell>
          <table:table-cell office:value-type="float" office:value="3.2000000000000001E-2" table:style-name="ce2">
            <text:p>0.032</text:p>
          </table:table-cell>
          <table:table-cell office:value-type="float" office:value="-6.2E-2" table:style-name="ce4">
            <text:p>-0.062</text:p>
          </table:table-cell>
          <table:table-cell office:value-type="float" office:value="-0.223" table:style-name="ce2">
            <text:p>-0.223</text:p>
          </table:table-cell>
          <table:table-cell office:value-type="float" office:value="-0.24100000000000002" table:style-name="ce2">
            <text:p>-0.241</text:p>
          </table:table-cell>
          <table:table-cell office:value-type="float" office:value="-0.27399999999999997" table:style-name="ce2">
            <text:p>-0.274</text:p>
          </table:table-cell>
          <table:table-cell office:value-type="float" office:value="-0.217" table:style-name="ce2">
            <text:p>-0.217</text:p>
          </table:table-cell>
          <table:table-cell office:value-type="float" office:value="-0.124" table:style-name="ce2">
            <text:p>-0.12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0.34400000000000008" table:style-name="ce2">
            <text:p>0.344</text:p>
          </table:table-cell>
          <table:table-cell office:value-type="float" office:value="0.32400000000000001" table:style-name="ce2">
            <text:p>0.324</text:p>
          </table:table-cell>
          <table:table-cell office:value-type="float" office:value="0.31199999999999994" table:style-name="ce2">
            <text:p>0.312</text:p>
          </table:table-cell>
          <table:table-cell office:value-type="float" office:value="0.32" table:style-name="ce2">
            <text:p>0.32</text:p>
          </table:table-cell>
          <table:table-cell office:value-type="float" office:value="0.35200000000000004" table:style-name="ce2">
            <text:p>0.352</text:p>
          </table:table-cell>
          <table:table-cell office:value-type="float" office:value="0.41700000000000004" table:style-name="ce2">
            <text:p>0.417</text:p>
          </table:table-cell>
          <table:table-cell office:value-type="float" office:value="0.47" table:style-name="ce2">
            <text:p>0.47</text:p>
          </table:table-cell>
          <table:table-cell office:value-type="float" office:value="0.52200000000000002" table:style-name="ce2">
            <text:p>0.522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6099999999999994" table:style-name="ce2">
            <text:p>0.561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57199999999999995" table:style-name="ce2">
            <text:p>0.572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3099999999999992" table:style-name="ce2">
            <text:p>0.531</text:p>
          </table:table-cell>
          <table:table-cell office:value-type="float" office:value="0.57200000000000006" table:style-name="ce2">
            <text:p>0.572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23" table:style-name="ce2">
            <text:p>0.623</text:p>
          </table:table-cell>
          <table:table-cell office:value-type="float" office:value="0.55100000000000005" table:style-name="ce2">
            <text:p>0.551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0.47399999999999998" table:style-name="ce2">
            <text:p>0.474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6699999999999999" table:style-name="ce2">
            <text:p>0.867</text:p>
          </table:table-cell>
          <table:table-cell office:value-type="float" office:value="0.81" table:style-name="ce2">
            <text:p>0.81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4099999999999997" table:style-name="ce2">
            <text:p>0.841</text:p>
          </table:table-cell>
          <table:table-cell office:value-type="float" office:value="0.81" table:style-name="ce2">
            <text:p>0.81</text:p>
          </table:table-cell>
          <table:table-cell office:value-type="float" office:value="0.69400000000000006" table:style-name="ce2">
            <text:p>0.694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94700000000000006" table:style-name="ce2">
            <text:p>0.947</text:p>
          </table:table-cell>
          <table:table-cell office:value-type="float" office:value="1.048" table:style-name="ce2">
            <text:p>1.048</text:p>
          </table:table-cell>
          <table:table-cell office:value-type="float" office:value="1.1640000000000001" table:style-name="ce2">
            <text:p>1.164</text:p>
          </table:table-cell>
          <table:table-cell office:value-type="float" office:value="1.1679999999999999" table:style-name="ce2">
            <text:p>1.168</text:p>
          </table:table-cell>
          <table:table-cell office:value-type="float" office:value="1.095" table:style-name="ce2">
            <text:p>1.095</text:p>
          </table:table-cell>
          <table:table-cell office:value-type="float" office:value="1.129" table:style-name="ce2">
            <text:p>1.129</text:p>
          </table:table-cell>
          <table:table-cell office:value-type="float" office:value="1.0610000000000002" table:style-name="ce2">
            <text:p>1.061</text:p>
          </table:table-cell>
          <table:table-cell office:value-type="float" office:value="0.96099999999999997" table:style-name="ce2">
            <text:p>0.961</text:p>
          </table:table-cell>
          <table:table-cell office:value-type="float" office:value="0.96" table:style-name="ce2">
            <text:p>0.96</text:p>
          </table:table-cell>
          <table:table-cell office:value-type="float" office:value="0.92099999999999993" table:style-name="ce2">
            <text:p>0.921</text:p>
          </table:table-cell>
          <table:table-cell office:value-type="float" office:value="0.98299999999999998" table:style-name="ce2">
            <text:p>0.983</text:p>
          </table:table-cell>
          <table:table-cell office:value-type="float" office:value="0.93099999999999994" table:style-name="ce2">
            <text:p>0.931</text:p>
          </table:table-cell>
          <table:table-cell office:value-type="float" office:value="1.042" table:style-name="ce2">
            <text:p>1.042</text:p>
          </table:table-cell>
          <table:table-cell office:value-type="float" office:value="0.98199999999999998" table:style-name="ce2">
            <text:p>0.982</text:p>
          </table:table-cell>
          <table:table-cell office:value-type="float" office:value="0.9" table:style-name="ce2">
            <text:p>0.9</text:p>
          </table:table-cell>
          <table:table-cell office:value-type="float" office:value="0.78599999999999992" table:style-name="ce2">
            <text:p>0.786</text:p>
          </table:table-cell>
          <table:table-cell office:value-type="float" office:value="0.77800000000000002" table:style-name="ce2">
            <text:p>0.778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7199999999999994" table:style-name="ce2">
            <text:p>0.372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0.34" table:style-name="ce2">
            <text:p>0.34</text:p>
          </table:table-cell>
          <table:table-cell office:value-type="float" office:value="0.37400000000000005" table:style-name="ce2">
            <text:p>0.374</text:p>
          </table:table-cell>
          <table:table-cell office:value-type="float" office:value="0.42899999999999994" table:style-name="ce2">
            <text:p>0.429</text:p>
          </table:table-cell>
          <table:table-cell office:value-type="float" office:value="0.45599999999999996" table:style-name="ce2">
            <text:p>0.456</text:p>
          </table:table-cell>
          <table:table-cell office:value-type="float" office:value="0.58500000000000008" table:style-name="ce2">
            <text:p>0.585</text:p>
          </table:table-cell>
          <table:table-cell office:value-type="float" office:value="0.60399999999999998" table:style-name="ce2">
            <text:p>0.604</text:p>
          </table:table-cell>
          <table:table-cell office:value-type="float" office:value="0.59599999999999997" table:style-name="ce2">
            <text:p>0.596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60100000000000009" table:style-name="ce2">
            <text:p>0.601</text:p>
          </table:table-cell>
          <table:table-cell office:value-type="float" office:value="0.55900000000000005" table:style-name="ce2">
            <text:p>0.559</text:p>
          </table:table-cell>
          <table:table-cell office:value-type="float" office:value="0.56600000000000006" table:style-name="ce2">
            <text:p>0.566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5299999999999994" table:style-name="ce2">
            <text:p>0.553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0.56400000000000006" table:style-name="ce2">
            <text:p>0.564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0.50800000000000001" table:style-name="ce2">
            <text:p>0.508</text:p>
          </table:table-cell>
          <table:table-cell office:value-type="float" office:value="0.49000000000000005" table:style-name="ce2">
            <text:p>0.49</text:p>
          </table:table-cell>
          <table:table-cell office:value-type="float" office:value="0.377" table:style-name="ce2">
            <text:p>0.377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4700000000000002" table:style-name="ce2">
            <text:p>0.147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0.129" table:style-name="ce2">
            <text:p>0.129</text:p>
          </table:table-cell>
          <table:table-cell office:value-type="float" office:value="0.13699999999999998" table:style-name="ce2">
            <text:p>0.137</text:p>
          </table:table-cell>
          <table:table-cell office:value-type="float" office:value="2.7000000000000003E-2" table:style-name="ce2">
            <text:p>0.027</text:p>
          </table:table-cell>
          <table:table-cell office:value-type="float" office:value="0.17199999999999999" table:style-name="ce2">
            <text:p>0.172</text:p>
          </table:table-cell>
          <table:table-cell office:value-type="float" office:value="0.191" table:style-name="ce2">
            <text:p>0.191</text:p>
          </table:table-cell>
          <table:table-cell office:value-type="float" office:value="0.21600000000000003" table:style-name="ce2">
            <text:p>0.216</text:p>
          </table:table-cell>
          <table:table-cell office:value-type="float" office:value="0.22200000000000003" table:style-name="ce2">
            <text:p>0.222</text:p>
          </table:table-cell>
          <table:table-cell office:value-type="float" office:value="0.218" table:style-name="ce2">
            <text:p>0.218</text:p>
          </table:table-cell>
          <table:table-cell office:value-type="float" office:value="0.22399999999999998" table:style-name="ce2">
            <text:p>0.224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0.23800000000000002" table:style-name="ce2">
            <text:p>0.238</text:p>
          </table:table-cell>
          <table:table-cell office:value-type="float" office:value="0.22899999999999998" table:style-name="ce2">
            <text:p>0.229</text:p>
          </table:table-cell>
          <table:table-cell office:value-type="float" office:value="0.221" table:style-name="ce2">
            <text:p>0.221</text:p>
          </table:table-cell>
          <table:table-cell office:value-type="float" office:value="0.21200000000000002" table:style-name="ce2">
            <text:p>0.212</text:p>
          </table:table-cell>
          <table:table-cell office:value-type="float" office:value="0.19799999999999998" table:style-name="ce2">
            <text:p>0.198</text:p>
          </table:table-cell>
          <table:table-cell office:value-type="float" office:value="0.18899999999999997" table:style-name="ce2">
            <text:p>0.189</text:p>
          </table:table-cell>
          <table:table-cell office:value-type="float" office:value="0.19" table:style-name="ce2">
            <text:p>0.19</text:p>
          </table:table-cell>
          <table:table-cell office:value-type="float" office:value="0.18100000000000002" table:style-name="ce2">
            <text:p>0.181</text:p>
          </table:table-cell>
          <table:table-cell office:value-type="float" office:value="0.17199999999999999" table:style-name="ce2">
            <text:p>0.172</text:p>
          </table:table-cell>
          <table:table-cell office:value-type="float" office:value="0.16200000000000001" table:style-name="ce2">
            <text:p>0.162</text:p>
          </table:table-cell>
          <table:table-cell office:value-type="float" office:value="0.157" table:style-name="ce2">
            <text:p>0.157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5399999999999994" table:style-name="ce2">
            <text:p>0.554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6099999999999994" table:style-name="ce2">
            <text:p>0.561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0.55799999999999994" table:style-name="ce2">
            <text:p>0.558</text:p>
          </table:table-cell>
          <table:table-cell office:value-type="float" office:value="0.52" table:style-name="ce2">
            <text:p>0.52</text:p>
          </table:table-cell>
          <table:table-cell office:value-type="float" office:value="0.502" table:style-name="ce2">
            <text:p>0.502</text:p>
          </table:table-cell>
          <table:table-cell office:value-type="float" office:value="0.504" table:style-name="ce2">
            <text:p>0.504</text:p>
          </table:table-cell>
          <table:table-cell office:value-type="float" office:value="0.52800000000000002" table:style-name="ce2">
            <text:p>0.528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0.43799999999999994" table:style-name="ce2">
            <text:p>0.438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0.42199999999999993" table:style-name="ce2">
            <text:p>0.422</text:p>
          </table:table-cell>
          <table:table-cell office:value-type="float" office:value="0.41100000000000003" table:style-name="ce2">
            <text:p>0.411</text:p>
          </table:table-cell>
          <table:table-cell office:value-type="float" office:value="0.41100000000000003" table:style-name="ce2">
            <text:p>0.411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0.309" table:style-name="ce2">
            <text:p>0.309</text:p>
          </table:table-cell>
          <table:table-cell office:value-type="float" office:value="0.34399999999999997" table:style-name="ce2">
            <text:p>0.344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0.41700000000000004" table:style-name="ce2">
            <text:p>0.417</text:p>
          </table:table-cell>
          <table:table-cell office:value-type="float" office:value="0.34399999999999997" table:style-name="ce2">
            <text:p>0.344</text:p>
          </table:table-cell>
          <table:table-cell office:value-type="float" office:value="0.27200000000000002" table:style-name="ce2">
            <text:p>0.272</text:p>
          </table:table-cell>
          <table:table-cell office:value-type="float" office:value="0.13699999999999998" table:style-name="ce2">
            <text:p>0.137</text:p>
          </table:table-cell>
          <table:table-cell office:value-type="float" office:value="7.4999999999999997E-2" table:style-name="ce2">
            <text:p>0.07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E-3" table:style-name="ce2">
            <text:p>0.002</text:p>
          </table:table-cell>
          <table:table-cell office:value-type="float" office:value="0" table:style-name="ce2">
            <text:p>0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0" table:style-name="ce2">
            <text:p>0</text:p>
          </table:table-cell>
          <table:table-cell office:value-type="float" office:value="-1E-3" table:style-name="ce2">
            <text:p>-0.001</text:p>
          </table:table-cell>
          <table:table-cell office:value-type="float" office:value="1E-3" table:style-name="ce2">
            <text:p>0.001</text:p>
          </table:table-cell>
          <table:table-cell office:value-type="float" office:value="-1E-3" table:style-name="ce2">
            <text:p>-0.00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2E-3" table:style-name="ce2">
            <text:p>0.002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1E-3" table:style-name="ce2">
            <text:p>0.001</text:p>
          </table:table-cell>
          <table:table-cell office:value-type="float" office:value="0" table:style-name="ce2">
            <text:p>0</text:p>
          </table:table-cell>
          <table:table-cell office:value-type="float" office:value="-2E-3" table:style-name="ce2">
            <text:p>-0.002</text:p>
          </table:table-cell>
          <table:table-cell office:value-type="float" office:value="2E-3" table:style-name="ce2">
            <text:p>0.002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-1E-3" table:style-name="ce2">
            <text:p>-0.00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8.0000000000000002E-3" table:style-name="ce2">
            <text:p>0.008</text:p>
          </table:table-cell>
          <table:table-cell office:value-type="float" office:value="4.0000000000000001E-3" table:style-name="ce2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2700000000000004" table:style-name="ce1">
            <text:p>0.227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1099999999999997" table:style-name="ce1">
            <text:p>0.211</text:p>
          </table:table-cell>
          <table:table-cell office:value-type="float" office:value="0.249" table:style-name="ce1">
            <text:p>0.249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0.315" table:style-name="ce1">
            <text:p>0.315</text:p>
          </table:table-cell>
          <table:table-cell office:value-type="float" office:value="0.32300000000000006" table:style-name="ce1">
            <text:p>0.323</text:p>
          </table:table-cell>
          <table:table-cell office:value-type="float" office:value="0.32800000000000007" table:style-name="ce1">
            <text:p>0.328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0.34100000000000003" table:style-name="ce1">
            <text:p>0.341</text:p>
          </table:table-cell>
          <table:table-cell office:value-type="float" office:value="0.32699999999999996" table:style-name="ce1">
            <text:p>0.327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.311" table:style-name="ce1">
            <text:p>0.311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28800000000000003" table:style-name="ce1">
            <text:p>0.288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26599999999999996" table:style-name="ce1">
            <text:p>0.266</text:p>
          </table:table-cell>
          <table:table-cell office:value-type="float" office:value="0.252" table:style-name="ce1">
            <text:p>0.252</text:p>
          </table:table-cell>
          <table:table-cell office:value-type="float" office:value="0.22599999999999998" table:style-name="ce1">
            <text:p>0.226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7999999999999973E-2" table:style-name="ce2">
            <text:p>0.048</text:p>
          </table:table-cell>
          <table:table-cell office:value-type="float" office:value="0.21200000000000002" table:style-name="ce2">
            <text:p>0.212</text:p>
          </table:table-cell>
          <table:table-cell office:value-type="float" office:value="0.22700000000000004" table:style-name="ce2">
            <text:p>0.227</text:p>
          </table:table-cell>
          <table:table-cell office:value-type="float" office:value="0.20700000000000002" table:style-name="ce2">
            <text:p>0.207</text:p>
          </table:table-cell>
          <table:table-cell office:value-type="float" office:value="0.2960000000000001" table:style-name="ce2">
            <text:p>0.296</text:p>
          </table:table-cell>
          <table:table-cell office:value-type="float" office:value="0.16400000000000006" table:style-name="ce2">
            <text:p>0.164</text:p>
          </table:table-cell>
          <table:table-cell office:value-type="float" office:value="0.25299999999999995" table:style-name="ce2">
            <text:p>0.253</text:p>
          </table:table-cell>
          <table:table-cell office:value-type="float" office:value="0.30499999999999999" table:style-name="ce2">
            <text:p>0.305</text:p>
          </table:table-cell>
          <table:table-cell office:value-type="float" office:value="0.42199999999999993" table:style-name="ce2">
            <text:p>0.422</text:p>
          </table:table-cell>
          <table:table-cell office:value-type="float" office:value="0.52300000000000002" table:style-name="ce2">
            <text:p>0.523</text:p>
          </table:table-cell>
          <table:table-cell office:value-type="float" office:value="0.27600000000000008" table:style-name="ce2">
            <text:p>0.276</text:p>
          </table:table-cell>
          <table:table-cell office:value-type="float" office:value="0.40899999999999992" table:style-name="ce2">
            <text:p>0.409</text:p>
          </table:table-cell>
          <table:table-cell office:value-type="float" office:value="0.37699999999999995" table:style-name="ce2">
            <text:p>0.377</text:p>
          </table:table-cell>
          <table:table-cell office:value-type="float" office:value="0.371" table:style-name="ce2">
            <text:p>0.371</text:p>
          </table:table-cell>
          <table:table-cell office:value-type="float" office:value="0.38700000000000001" table:style-name="ce2">
            <text:p>0.387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0.44699999999999995" table:style-name="ce2">
            <text:p>0.447</text:p>
          </table:table-cell>
          <table:table-cell office:value-type="float" office:value="0.44900000000000007" table:style-name="ce2">
            <text:p>0.449</text:p>
          </table:table-cell>
          <table:table-cell office:value-type="float" office:value="0.41400000000000003" table:style-name="ce2">
            <text:p>0.414</text:p>
          </table:table-cell>
          <table:table-cell office:value-type="float" office:value="0.45500000000000007" table:style-name="ce2">
            <text:p>0.455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0.32900000000000007" table:style-name="ce2">
            <text:p>0.329</text:p>
          </table:table-cell>
          <table:table-cell office:value-type="float" office:value="0.3580000000000001" table:style-name="ce2">
            <text:p>0.358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34600000000000003" table:style-name="ce2">
            <text:p>0.346</text:p>
          </table:table-cell>
          <table:table-cell office:value-type="float" office:value="0.38299999999999995" table:style-name="ce2">
            <text:p>0.383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0.36200000000000004" table:style-name="ce2">
            <text:p>0.362</text:p>
          </table:table-cell>
          <table:table-cell office:value-type="float" office:value="0.46399999999999997" table:style-name="ce2">
            <text:p>0.464</text:p>
          </table:table-cell>
          <table:table-cell office:value-type="float" office:value="0.46399999999999997" table:style-name="ce2">
            <text:p>0.464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32700000000000001" table:style-name="ce2">
            <text:p>0.327</text:p>
          </table:table-cell>
          <table:table-cell office:value-type="float" office:value="0.187" table:style-name="ce2">
            <text:p>0.187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0.155" table:style-name="ce2">
            <text:p>0.155</text:p>
          </table:table-cell>
          <table:table-cell office:value-type="float" office:value="7.8E-2" table:style-name="ce2">
            <text:p>0.078</text:p>
          </table:table-cell>
          <table:table-cell office:value-type="float" office:value="6.2E-2" table:style-name="ce2">
            <text:p>0.062</text:p>
          </table:table-cell>
          <table:table-cell office:value-type="float" office:value="6.2E-2" table:style-name="ce2">
            <text:p>0.062</text:p>
          </table:table-cell>
          <table:table-cell office:value-type="float" office:value="0.04" table:style-name="ce2">
            <text:p>0.04</text:p>
          </table:table-cell>
          <table:table-cell office:value-type="float" office:value="2.1000000000000001E-2" table:style-name="ce2">
            <text:p>0.021</text:p>
          </table:table-cell>
          <table:table-cell office:value-type="float" office:value="-4.2999999999999997E-2" table:style-name="ce2">
            <text:p>-0.043</text:p>
          </table:table-cell>
          <table:table-cell office:value-type="float" office:value="0.182" table:style-name="ce2">
            <text:p>0.182</text:p>
          </table:table-cell>
          <table:table-cell office:value-type="float" office:value="2.4E-2" table:style-name="ce2">
            <text:p>0.024</text:p>
          </table:table-cell>
          <table:table-cell office:value-type="float" office:value="0.22" table:style-name="ce2">
            <text:p>0.22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0.27899999999999997" table:style-name="ce2">
            <text:p>0.279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3.7000000000000005E-2" table:style-name="ce2">
            <text:p>0.037</text:p>
          </table:table-cell>
          <table:table-cell office:value-type="float" office:value="3.3999999999999996E-2" table:style-name="ce2">
            <text:p>0.034</text:p>
          </table:table-cell>
          <table:table-cell office:value-type="float" office:value="3.0000000000000006E-2" table:style-name="ce2">
            <text:p>0.0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5.1999999999999991E-2" table:style-name="ce2">
            <text:p>0.052</text:p>
          </table:table-cell>
          <table:table-cell office:value-type="float" office:value="5.9000000000000004E-2" table:style-name="ce2">
            <text:p>0.059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9.7000000000000017E-2" table:style-name="ce2">
            <text:p>0.097</text:p>
          </table:table-cell>
          <table:table-cell office:value-type="float" office:value="0.11599999999999999" table:style-name="ce2">
            <text:p>0.116</text:p>
          </table:table-cell>
          <table:table-cell office:value-type="float" office:value="0.113" table:style-name="ce2">
            <text:p>0.113</text:p>
          </table:table-cell>
          <table:table-cell office:value-type="float" office:value="0.11800000000000001" table:style-name="ce2">
            <text:p>0.118</text:p>
          </table:table-cell>
          <table:table-cell office:value-type="float" office:value="0.11100000000000002" table:style-name="ce2">
            <text:p>0.111</text:p>
          </table:table-cell>
          <table:table-cell office:value-type="float" office:value="0.106" table:style-name="ce2">
            <text:p>0.106</text:p>
          </table:table-cell>
          <table:table-cell office:value-type="float" office:value="0.10400000000000001" table:style-name="ce2">
            <text:p>0.104</text:p>
          </table:table-cell>
          <table:table-cell office:value-type="float" office:value="0.09" table:style-name="ce2">
            <text:p>0.09</text:p>
          </table:table-cell>
          <table:table-cell office:value-type="float" office:value="8.199999999999999E-2" table:style-name="ce2">
            <text:p>0.082</text:p>
          </table:table-cell>
          <table:table-cell office:value-type="float" office:value="8.3999999999999991E-2" table:style-name="ce2">
            <text:p>0.084</text:p>
          </table:table-cell>
          <table:table-cell office:value-type="float" office:value="0.10600000000000001" table:style-name="ce2">
            <text:p>0.106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7.0000000000000007E-2" table:style-name="ce2">
            <text:p>0.07</text:p>
          </table:table-cell>
          <table:table-cell office:value-type="float" office:value="6.2E-2" table:style-name="ce2">
            <text:p>0.06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0.7" table:style-name="ce2">
            <text:p>-0.7</text:p>
          </table:table-cell>
          <table:table-cell office:value-type="float" office:value="-0.82" table:style-name="ce2">
            <text:p>-0.82</text:p>
          </table:table-cell>
          <table:table-cell office:value-type="float" office:value="-0.81799999999999995" table:style-name="ce2">
            <text:p>-0.818</text:p>
          </table:table-cell>
          <table:table-cell office:value-type="float" office:value="-0.80900000000000005" table:style-name="ce2">
            <text:p>-0.809</text:p>
          </table:table-cell>
          <table:table-cell office:value-type="float" office:value="-0.81200000000000006" table:style-name="ce2">
            <text:p>-0.812</text:p>
          </table:table-cell>
          <table:table-cell office:value-type="float" office:value="-0.78799999999999992" table:style-name="ce2">
            <text:p>-0.788</text:p>
          </table:table-cell>
          <table:table-cell office:value-type="float" office:value="-0.71900000000000008" table:style-name="ce2">
            <text:p>-0.719</text:p>
          </table:table-cell>
          <table:table-cell office:value-type="float" office:value="-0.49" table:style-name="ce2">
            <text:p>-0.49</text:p>
          </table:table-cell>
          <table:table-cell office:value-type="float" office:value="-0.33" table:style-name="ce2">
            <text:p>-0.33</text:p>
          </table:table-cell>
          <table:table-cell office:value-type="float" office:value="-0.14800000000000002" table:style-name="ce2">
            <text:p>-0.148</text:p>
          </table:table-cell>
          <table:table-cell office:value-type="float" office:value="-0.41700000000000004" table:style-name="ce2">
            <text:p>-0.417</text:p>
          </table:table-cell>
          <table:table-cell office:value-type="float" office:value="-0.374" table:style-name="ce2">
            <text:p>-0.374</text:p>
          </table:table-cell>
          <table:table-cell office:value-type="float" office:value="-0.377" table:style-name="ce2">
            <text:p>-0.377</text:p>
          </table:table-cell>
          <table:table-cell office:value-type="float" office:value="-0.38600000000000001" table:style-name="ce2">
            <text:p>-0.386</text:p>
          </table:table-cell>
          <table:table-cell office:value-type="float" office:value="-0.442" table:style-name="ce2">
            <text:p>-0.442</text:p>
          </table:table-cell>
          <table:table-cell office:value-type="float" office:value="-0.47" table:style-name="ce2">
            <text:p>-0.47</text:p>
          </table:table-cell>
          <table:table-cell office:value-type="float" office:value="-0.46" table:style-name="ce2">
            <text:p>-0.46</text:p>
          </table:table-cell>
          <table:table-cell office:value-type="float" office:value="-0.44600000000000001" table:style-name="ce2">
            <text:p>-0.446</text:p>
          </table:table-cell>
          <table:table-cell office:value-type="float" office:value="-0.42399999999999999" table:style-name="ce2">
            <text:p>-0.424</text:p>
          </table:table-cell>
          <table:table-cell office:value-type="float" office:value="-0.34399999999999997" table:style-name="ce2">
            <text:p>-0.344</text:p>
          </table:table-cell>
          <table:table-cell office:value-type="float" office:value="-0.41899999999999998" table:style-name="ce2">
            <text:p>-0.419</text:p>
          </table:table-cell>
          <table:table-cell office:value-type="float" office:value="-0.501" table:style-name="ce2">
            <text:p>-0.501</text:p>
          </table:table-cell>
          <table:table-cell office:value-type="float" office:value="-0.498" table:style-name="ce2">
            <text:p>-0.498</text:p>
          </table:table-cell>
          <table:table-cell office:value-type="float" office:value="-0.61399999999999999" table:style-name="ce2">
            <text:p>-0.614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3.1E-2" table:style-name="ce2">
            <text:p>0.031</text:p>
          </table:table-cell>
          <table:table-cell office:value-type="float" office:value="0.02" table:style-name="ce2">
            <text:p>0.02</text:p>
          </table:table-cell>
          <table:table-cell office:value-type="float" office:value="1.2999999999999996E-2" table:style-name="ce2">
            <text:p>0.013</text:p>
          </table:table-cell>
          <table:table-cell office:value-type="float" office:value="3.3999999999999996E-2" table:style-name="ce2">
            <text:p>0.034</text:p>
          </table:table-cell>
          <table:table-cell office:value-type="float" office:value="5.6999999999999995E-2" table:style-name="ce2">
            <text:p>0.057</text:p>
          </table:table-cell>
          <table:table-cell office:value-type="float" office:value="6.699999999999999E-2" table:style-name="ce2">
            <text:p>0.067</text:p>
          </table:table-cell>
          <table:table-cell office:value-type="float" office:value="9.6000000000000002E-2" table:style-name="ce2">
            <text:p>0.096</text:p>
          </table:table-cell>
          <table:table-cell office:value-type="float" office:value="0.129" table:style-name="ce2">
            <text:p>0.129</text:p>
          </table:table-cell>
          <table:table-cell office:value-type="float" office:value="0.12" table:style-name="ce2">
            <text:p>0.12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0.115" table:style-name="ce2">
            <text:p>0.115</text:p>
          </table:table-cell>
          <table:table-cell office:value-type="float" office:value="0.11600000000000002" table:style-name="ce2">
            <text:p>0.116</text:p>
          </table:table-cell>
          <table:table-cell office:value-type="float" office:value="0.11599999999999999" table:style-name="ce2">
            <text:p>0.116</text:p>
          </table:table-cell>
          <table:table-cell office:value-type="float" office:value="0.115" table:style-name="ce2">
            <text:p>0.115</text:p>
          </table:table-cell>
          <table:table-cell office:value-type="float" office:value="0.128" table:style-name="ce2">
            <text:p>0.128</text:p>
          </table:table-cell>
          <table:table-cell office:value-type="float" office:value="0.127" table:style-name="ce2">
            <text:p>0.127</text:p>
          </table:table-cell>
          <table:table-cell office:value-type="float" office:value="8.8000000000000009E-2" table:style-name="ce2">
            <text:p>0.088</text:p>
          </table:table-cell>
          <table:table-cell office:value-type="float" office:value="9.4E-2" table:style-name="ce2">
            <text:p>0.094</text:p>
          </table:table-cell>
          <table:table-cell office:value-type="float" office:value="0.11100000000000002" table:style-name="ce2">
            <text:p>0.111</text:p>
          </table:table-cell>
          <table:table-cell office:value-type="float" office:value="0.10099999999999999" table:style-name="ce2">
            <text:p>0.101</text:p>
          </table:table-cell>
          <table:table-cell office:value-type="float" office:value="0.10300000000000001" table:style-name="ce2">
            <text:p>0.103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4.3999999999999997E-2" table:style-name="ce2">
            <text:p>0.04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02" table:style-name="ce2">
            <text:p>0.02</text:p>
          </table:table-cell>
          <table:table-cell office:value-type="float" office:value="0.02" table:style-name="ce2">
            <text:p>0.02</text:p>
          </table:table-cell>
          <table:table-cell office:value-type="float" office:value="2.1000000000000001E-2" table:style-name="ce2">
            <text:p>0.021</text:p>
          </table:table-cell>
          <table:table-cell office:value-type="float" office:value="1.9E-2" table:style-name="ce2">
            <text:p>0.019</text:p>
          </table:table-cell>
          <table:table-cell office:value-type="float" office:value="1.9000000000000003E-2" table:style-name="ce2">
            <text:p>0.019</text:p>
          </table:table-cell>
          <table:table-cell office:value-type="float" office:value="2.3E-2" table:style-name="ce2">
            <text:p>0.023</text:p>
          </table:table-cell>
          <table:table-cell office:value-type="float" office:value="0.03" table:style-name="ce2">
            <text:p>0.0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4.4000000000000004E-2" table:style-name="ce2">
            <text:p>0.044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4.8000000000000008E-2" table:style-name="ce2">
            <text:p>0.048</text:p>
          </table:table-cell>
          <table:table-cell office:value-type="float" office:value="0.05" table:style-name="ce2">
            <text:p>0.05</text:p>
          </table:table-cell>
          <table:table-cell office:value-type="float" office:value="5.4000000000000006E-2" table:style-name="ce2">
            <text:p>0.054</text:p>
          </table:table-cell>
          <table:table-cell office:value-type="float" office:value="5.2999999999999999E-2" table:style-name="ce2">
            <text:p>0.053</text:p>
          </table:table-cell>
          <table:table-cell office:value-type="float" office:value="0.05" table:style-name="ce2">
            <text:p>0.05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3.7999999999999999E-2" table:style-name="ce2">
            <text:p>0.038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2.8999999999999998E-2" table:style-name="ce2">
            <text:p>0.029</text:p>
          </table:table-cell>
          <table:table-cell office:value-type="float" office:value="2.6000000000000002E-2" table:style-name="ce2">
            <text:p>0.026</text:p>
          </table:table-cell>
          <table:table-cell office:value-type="float" office:value="2.5000000000000001E-2" table:style-name="ce2">
            <text:p>0.025</text:p>
          </table:table-cell>
          <table:table-cell office:value-type="float" office:value="2.6000000000000002E-2" table:style-name="ce2">
            <text:p>0.02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254" table:style-name="ce2">
            <text:p>-0.254</text:p>
          </table:table-cell>
          <table:table-cell office:value-type="float" office:value="-0.30099999999999999" table:style-name="ce2">
            <text:p>-0.301</text:p>
          </table:table-cell>
          <table:table-cell office:value-type="float" office:value="-0.30399999999999999" table:style-name="ce2">
            <text:p>-0.304</text:p>
          </table:table-cell>
          <table:table-cell office:value-type="float" office:value="-0.29799999999999999" table:style-name="ce2">
            <text:p>-0.298</text:p>
          </table:table-cell>
          <table:table-cell office:value-type="float" office:value="-0.28899999999999998" table:style-name="ce2">
            <text:p>-0.289</text:p>
          </table:table-cell>
          <table:table-cell office:value-type="float" office:value="-0.24100000000000002" table:style-name="ce2">
            <text:p>-0.241</text:p>
          </table:table-cell>
          <table:table-cell office:value-type="float" office:value="-0.12" table:style-name="ce2">
            <text:p>-0.12</text:p>
          </table:table-cell>
          <table:table-cell office:value-type="float" office:value="-8.8000000000000009E-2" table:style-name="ce2">
            <text:p>-0.088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8.3000000000000004E-2" table:style-name="ce2">
            <text:p>0.083</text:p>
          </table:table-cell>
          <table:table-cell office:value-type="float" office:value="4.4800000000000006E-2" table:style-name="ce2">
            <text:p>0.0448</text:p>
          </table:table-cell>
          <table:table-cell office:value-type="float" office:value="9.6000000000000016E-2" table:style-name="ce2">
            <text:p>0.096</text:p>
          </table:table-cell>
          <table:table-cell office:value-type="float" office:value="9.6999999999999989E-2" table:style-name="ce2">
            <text:p>0.097</text:p>
          </table:table-cell>
          <table:table-cell office:value-type="float" office:value="0.1" table:style-name="ce2">
            <text:p>0.1</text:p>
          </table:table-cell>
          <table:table-cell office:value-type="float" office:value="-4.0000000000000036E-3" table:style-name="ce2">
            <text:p>-0.004</text:p>
          </table:table-cell>
          <table:table-cell office:value-type="float" office:value="-6.000000000000001E-3" table:style-name="ce2">
            <text:p>-0.006</text:p>
          </table:table-cell>
          <table:table-cell office:value-type="float" office:value="-2.9999999999999983E-3" table:style-name="ce2">
            <text:p>-0.003</text:p>
          </table:table-cell>
          <table:table-cell office:value-type="float" office:value="-8.9999999999999993E-3" table:style-name="ce2">
            <text:p>-0.009</text:p>
          </table:table-cell>
          <table:table-cell office:value-type="float" office:value="-1.0000000000000052E-3" table:style-name="ce2">
            <text:p>-0.001</text:p>
          </table:table-cell>
          <table:table-cell office:value-type="float" office:value="7.7000000000000013E-2" table:style-name="ce2">
            <text:p>0.077</text:p>
          </table:table-cell>
          <table:table-cell office:value-type="float" office:value="8.0000000000000071E-3" table:style-name="ce2">
            <text:p>0.008</text:p>
          </table:table-cell>
          <table:table-cell office:value-type="float" office:value="0" table:style-name="ce2">
            <text:p>0</text:p>
          </table:table-cell>
          <table:table-cell office:value-type="float" office:value="-4.4000000000000004E-2" table:style-name="ce2">
            <text:p>-0.044</text:p>
          </table:table-cell>
          <table:table-cell office:value-type="float" office:value="-6.7000000000000004E-2" table:style-name="ce2">
            <text:p>-0.067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0.02" table:style-name="ce2">
            <text:p>-0.02</text:p>
          </table:table-cell>
          <table:table-cell office:value-type="float" office:value="-1.8000000000000002E-2" table:style-name="ce2">
            <text:p>-0.018</text:p>
          </table:table-cell>
          <table:table-cell office:value-type="float" office:value="-1.7000000000000001E-2" table:style-name="ce2">
            <text:p>-0.017</text:p>
          </table:table-cell>
          <table:table-cell office:value-type="float" office:value="-1.7000000000000001E-2" table:style-name="ce2">
            <text:p>-0.017</text:p>
          </table:table-cell>
          <table:table-cell office:value-type="float" office:value="-1.8000000000000002E-2" table:style-name="ce2">
            <text:p>-0.018</text:p>
          </table:table-cell>
          <table:table-cell office:value-type="float" office:value="-1.6E-2" table:style-name="ce2">
            <text:p>-0.016</text:p>
          </table:table-cell>
          <table:table-cell office:value-type="float" office:value="-1.3999999999999999E-2" table:style-name="ce2">
            <text:p>-0.014</text:p>
          </table:table-cell>
          <table:table-cell office:value-type="float" office:value="-1.3000000000000001E-2" table:style-name="ce2">
            <text:p>-0.013</text:p>
          </table:table-cell>
          <table:table-cell office:value-type="float" office:value="-1.4999999999999999E-2" table:style-name="ce2">
            <text:p>-0.015</text:p>
          </table:table-cell>
          <table:table-cell office:value-type="float" office:value="-1.7000000000000001E-2" table:style-name="ce2">
            <text:p>-0.017</text:p>
          </table:table-cell>
          <table:table-cell office:value-type="float" office:value="-1.4999999999999999E-2" table:style-name="ce2">
            <text:p>-0.015</text:p>
          </table:table-cell>
          <table:table-cell office:value-type="float" office:value="-1.2E-2" table:style-name="ce2">
            <text:p>-0.012</text:p>
          </table:table-cell>
          <table:table-cell office:value-type="float" office:value="-1.4999999999999999E-2" table:style-name="ce2">
            <text:p>-0.015</text:p>
          </table:table-cell>
          <table:table-cell office:value-type="float" office:value="-2.1000000000000001E-2" table:style-name="ce2">
            <text:p>-0.021</text:p>
          </table:table-cell>
          <table:table-cell office:value-type="float" office:value="-1.3999999999999999E-2" table:style-name="ce2">
            <text:p>-0.014</text:p>
          </table:table-cell>
          <table:table-cell office:value-type="float" office:value="-1.4999999999999999E-2" table:style-name="ce2">
            <text:p>-0.015</text:p>
          </table:table-cell>
          <table:table-cell office:value-type="float" office:value="-1.3999999999999999E-2" table:style-name="ce2">
            <text:p>-0.014</text:p>
          </table:table-cell>
          <table:table-cell office:value-type="float" office:value="-1.3999999999999999E-2" table:style-name="ce2">
            <text:p>-0.014</text:p>
          </table:table-cell>
          <table:table-cell office:value-type="float" office:value="-1.3000000000000001E-2" table:style-name="ce2">
            <text:p>-0.013</text:p>
          </table:table-cell>
          <table:table-cell office:value-type="float" office:value="-1.3000000000000001E-2" table:style-name="ce2">
            <text:p>-0.013</text:p>
          </table:table-cell>
          <table:table-cell office:value-type="float" office:value="-1.4999999999999999E-2" table:style-name="ce2">
            <text:p>-0.015</text:p>
          </table:table-cell>
          <table:table-cell office:value-type="float" office:value="-1.6E-2" table:style-name="ce2">
            <text:p>-0.016</text:p>
          </table:table-cell>
          <table:table-cell office:value-type="float" office:value="-1.4999999999999999E-2" table:style-name="ce2">
            <text:p>-0.015</text:p>
          </table:table-cell>
          <table:table-cell office:value-type="float" office:value="-1.8000000000000002E-2" table:style-name="ce2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03" table:style-name="ce1">
            <text:p>0.03</text:p>
          </table:table-cell>
          <table:table-cell office:value-type="float" office:value="0.03" table:style-name="ce1">
            <text:p>0.03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7.1000000000000008E-2" table:style-name="ce1">
            <text:p>0.07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3.8999999999999993E-2" table:style-name="ce1">
            <text:p>0.03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1048575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8:Buses.I11">
          <table:sort>
            <table:sort-by table:field-number="0"/>
          </table:sort>
        </table:database-range>
        <table:database-range table:target-range-address="Lines.A7:Lines.I20">
          <table:sort>
            <table:sort-by table:field-number="0"/>
          </table:sort>
        </table:database-range>
        <table:database-range table:target-range-address="Loads.A8:Loads.I11">
          <table:sort>
            <table:sort-by table:field-number="0"/>
          </table:sort>
        </table:database-range>
        <table:database-range table:target-range-address="P_Profiles_Load.A8:P_Profiles_Load.C11">
          <table:sort>
            <table:sort-by table:field-number="0"/>
          </table:sort>
        </table:database-range>
        <table:database-range table:target-range-address="Q_Profiles_Load.A8:Q_Profiles_Load.C1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Wangwei Kong</dc:creator>
    <meta:creation-date>2022-03-28T20:04:17Z</meta:creation-date>
    <dc:date>2022-08-17T15:17:06Z</dc:date>
    <meta:editing-cycles>59</meta:editing-cycles>
  </office:meta>
</office:document-meta>
</file>